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list-style-name="LFO1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family="paragraph">
      <style:paragraph-properties fo:margin-left="0.5in">
        <style:tab-stops/>
      </style:paragraph-properties>
    </style:style>
    <style:style style:name="P12" style:parent-style-name="Standard" style:list-style-name="LFO1" style:family="paragraph"/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list-style-name="LFO1" style:family="paragraph"/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list-style-name="LFO1" style:family="paragraph"/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list-style-name="LFO1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ParágrafodaLista" style:list-style-name="LFO1" style:family="paragraph"/>
    <style:style style:name="P29" style:parent-style-name="ParágrafodaLista" style:list-style-name="LFO1" style:family="paragraph"/>
    <style:style style:name="P30" style:parent-style-name="ParágrafodaLista" style:list-style-name="LFO1" style:family="paragraph"/>
    <style:style style:name="P31" style:parent-style-name="ParágrafodaLista" style:family="paragraph">
      <style:paragraph-properties fo:text-align="center"/>
    </style:style>
    <style:style style:name="P32" style:parent-style-name="ParágrafodaLista" style:family="paragraph">
      <style:paragraph-properties fo:text-align="center"/>
    </style:style>
    <style:style style:name="P33" style:parent-style-name="ParágrafodaLista" style:list-style-name="LFO2" style:family="paragraph"/>
    <style:style style:name="P34" style:parent-style-name="ParágrafodaLista" style:list-style-name="LFO3" style:family="paragraph"/>
    <style:style style:name="P35" style:parent-style-name="ParágrafodaLista" style:list-style-name="LFO3" style:family="paragraph"/>
    <style:style style:name="P36" style:parent-style-name="ParágrafodaLista" style:list-style-name="LFO3" style:family="paragraph"/>
    <style:style style:name="P37" style:parent-style-name="ParágrafodaLista" style:list-style-name="LFO3" style:family="paragraph"/>
    <style:style style:name="P38" style:parent-style-name="Normal" style:family="paragraph">
      <style:text-properties style:language-asian="pt" style:country-asian="BR" style:language-complex="ar" style:country-complex="SA"/>
    </style:style>
    <style:style style:name="P39" style:parent-style-name="Normal" style:family="paragraph">
      <style:text-properties style:language-asian="pt" style:country-asian="BR" style:language-complex="ar" style:country-complex="SA"/>
    </style:style>
    <style:style style:name="P40" style:parent-style-name="ParágrafodaLista" style:list-style-name="LFO2" style:family="paragraph"/>
    <style:style style:name="P41" style:parent-style-name="ParágrafodaLista" style:list-style-name="LFO4" style:family="paragraph"/>
    <style:style style:name="P42" style:parent-style-name="ParágrafodaLista" style:list-style-name="LFO4" style:family="paragraph"/>
    <style:style style:name="P43" style:parent-style-name="ParágrafodaLista" style:list-style-name="LFO4" style:family="paragraph"/>
    <style:style style:name="P44" style:parent-style-name="ParágrafodaLista" style:list-style-name="LFO4" style:family="paragraph"/>
    <style:style style:name="P45" style:parent-style-name="ParágrafodaLista" style:list-style-name="LFO4" style:family="paragraph"/>
    <style:style style:name="P46" style:parent-style-name="ParágrafodaLista" style:list-style-name="LFO4" style:family="paragraph"/>
    <style:style style:name="P47" style:parent-style-name="ParágrafodaLista" style:list-style-name="LFO2" style:family="paragraph"/>
    <style:style style:name="P4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49" style:parent-style-name="Normal" style:list-style-name="LFO5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0" style:parent-style-name="Normal" style:list-style-name="LFO5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1" style:parent-style-name="Normal" style:list-style-name="LFO5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2" style:parent-style-name="Normal" style:list-style-name="LFO5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3" style:parent-style-name="ParágrafodaLista" style:family="paragraph">
      <style:paragraph-properties fo:margin-left="0.2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Faça um algoritmo que leia os valores A, B, C e imprima na tela se a soma de A + B é menor</text:p>
        </text:list-item>
        <text:list-item>
          <text:p text:style-name="P2">que<text:s/>C.</text:p>
        </text:list-item>
      </text:list>
      <text:p text:style-name="Standard"/>
      <text:list text:style-name="LFO1" text:continue-numbering="true">
        <text:list-item>
          <text:p text:style-name="P3">Faça um algoritmo para receber um número qualquer e informar na tela se é par ou ímpar.</text:p>
        </text:list-item>
      </text:list>
      <text:p text:style-name="Standard"/>
      <text:p text:style-name="Standard"/>
      <text:list text:style-name="LFO1" text:continue-numbering="true">
        <text:list-item>
          <text:p text:style-name="P4">Encontrar o dobro de um número caso ele seja<text:s/>positivo e o seu triplo caso seja negativo,</text:p>
        </text:list-item>
      </text:list>
      <text:p text:style-name="P5">imprimindo o resultado.</text:p>
      <text:p text:style-name="Standard"/>
      <text:list text:style-name="LFO1" text:continue-numbering="true">
        <text:list-item>
          <text:p text:style-name="P6">Faça um algoritmo que leia uma variável e some 5 caso seja par ou some 8 caso seja ímpar,</text:p>
        </text:list-item>
      </text:list>
      <text:p text:style-name="P7">imprimir o resultado desta operação.</text:p>
      <text:p text:style-name="P8"/>
      <text:list text:style-name="LFO1" text:continue-numbering="true">
        <text:list-item>
          <text:p text:style-name="P9">Escreva um algoritmo que lê dois valores booleanos (lógicos) e então determina se ambos são VERDADEIROS ou FALSOS.</text:p>
        </text:list-item>
      </text:list>
      <text:p text:style-name="Standard"/>
      <text:list text:style-name="LFO1" text:continue-numbering="true">
        <text:list-item>
          <text:p text:style-name="P10">Escreva um algoritmo que leia três valores inteiros e diferentes e mostre-os em ordem</text:p>
        </text:list-item>
      </text:list>
      <text:p text:style-name="P11">decrescente.</text:p>
      <text:p text:style-name="Standard"/>
      <text:p text:style-name="Standard"/>
      <text:list text:style-name="LFO1" text:continue-numbering="true">
        <text:list-item>
          <text:p text:style-name="P12">Tendo como dados de entrada a altura e o sexo de uma pessoa, construa um algoritmo que</text:p>
        </text:list-item>
      </text:list>
      <text:p text:style-name="P13">calcule seu<text:s/>peso ideal, utilizando as seguintes fórmulas:</text:p>
      <text:p text:style-name="P14">● para homens: (72.7 * h) – 58;</text:p>
      <text:p text:style-name="P15">● para mulheres: (62.1 * h) – 44.7.</text:p>
      <text:p text:style-name="Standard"/>
      <text:list text:style-name="LFO1" text:continue-numbering="true">
        <text:list-item>
          <text:p text:style-name="P16"><text:s/>Escreva um algoritmo que leia o número de identificação, as 3 notas obtidas por um aluno nas 3 verificações e a média dos<text:s/>exercícios que fazem parte da avaliação, e calcule a média de aproveitamento, usando a fórmula: MA := (nota1 + nota 2 * 2 + nota 3 * 3 + ME)/7</text:p>
        </text:list-item>
      </text:list>
      <text:p text:style-name="P17"/>
      <text:list text:style-name="LFO1" text:continue-numbering="true">
        <text:list-item>
          <text:p text:style-name="P18">A atribuição dos conceitos obedece a tabela abaixo. O algoritmo deve escrever o número do<text:s/><text:tab/><text:s text:c="4"/>aluno, suas notas, a média dos exercícios, a média de aproveitamento, o conceito<text:s/><text:tab/><text:tab/><text:tab/><text:s text:c="4"/>correspondente e a mensagem 'Aprovado' se o conceito for A, B ou C, e 'Reprovado' se o<text:s/><text:tab/><text:s text:c="3"/>conceito for D ou E.</text:p>
        </text:list-item>
      </text:list>
      <text:p text:style-name="P19">Média de aproveitamento Conceito</text:p>
      <text:p text:style-name="P20">&gt;= 90 A</text:p>
      <text:p text:style-name="P21">&gt;= 75 e &lt; 90 B</text:p>
      <text:p text:style-name="P22">&gt;= 60 e &lt; 75 C</text:p>
      <text:p text:style-name="P23">&gt;=<text:s/>40 e &lt; 60 D</text:p>
      <text:p text:style-name="P24">&lt; 40 E</text:p>
      <text:p text:style-name="P25"/>
      <text:list text:style-name="LFO1" text:continue-numbering="true">
        <text:list-item>
          <text:p text:style-name="P26">Construa um programa que leia dois números e pergunte ao usuário qual operação ele deseja executar: soma, subtração, multiplicação ou divisão. Após a operação o programa deve exibir o resultado do processamento.</text:p>
        </text:list-item>
      </text:list>
      <text:p text:style-name="P27"/>
      <text:list text:style-name="LFO1" text:continue-numbering="true">
        <text:list-item>
          <text:p text:style-name="P28">crie um algoritmo que<text:s/>leia um valor e a partir disso faça:</text:p>
        </text:list-item>
      </text:list>
      <text:p text:style-name="ParágrafodaLista"/>
      <text:p text:style-name="ParágrafodaLista"><text:s/>(1) se o valor for 1, 2 ou 3, mostre o valor elevado ao quadrado;</text:p>
      <text:p text:style-name="ParágrafodaLista"><text:s/>(2) se o valor for o número 4 ou 9, mostre a multiplicação deles;<text:s/></text:p>
      <text:p text:style-name="ParágrafodaLista"><text:s/>(3) se for os valores 6, 7 e 8, mostre o valor dividido 10.</text:p>
      <text:p text:style-name="ParágrafodaLista"/>
      <text:list text:style-name="LFO1" text:continue-numbering="true">
        <text:list-item>
          <text:p text:style-name="P29">Faça um Programa que<text:s/>leia um número e exiba o dia correspondente da semana. (1-Domingo, 2- Segunda, etc.), se digitar outro valor deve aparecer valor inválido.</text:p>
        </text:list-item>
      </text:list>
      <text:p text:style-name="ParágrafodaLista">Para doar sangue é necessário:</text:p>
      <text:soft-page-break/>
      <text:p text:style-name="ParágrafodaLista"><text:s/>• Ter entre 16 e 69 anos.<text:s/></text:p>
      <text:p text:style-name="ParágrafodaLista">• Pesar mais de 50 kg.<text:s/></text:p>
      <text:p text:style-name="ParágrafodaLista">• Estar descansado (ter dormido pelo menos 6 horas nas últimas 24 horas).<text:s/></text:p>
      <text:p text:style-name="ParágrafodaLista">Faça um programa que pergunte a idade, o peso e quanto dormiu nas últimas 24 h para uma pessoa e diga se ela pode doar sangue ou não.</text:p>
      <text:p text:style-name="ParágrafodaLista"/>
      <text:list text:style-name="LFO1" text:continue-numbering="true">
        <text:list-item>
          <text:p text:style-name="P30">Leia dois números e efetue a adição. Caso o valor somado seja maior que 20,<text:s/>este deverá ser apresentado somando-se a ele mais 8; caso o valor somado seja menor ou igual a 20, este deverá ser apresentado subtraindo-se 5.</text:p>
        </text:list-item>
      </text:list>
      <text:p text:style-name="ParágrafodaLista"/>
      <text:p text:style-name="P31">Desafios</text:p>
      <text:p text:style-name="P32"/>
      <text:list text:style-name="LFO2" text:continue-numbering="true">
        <text:list-item>
          <text:p text:style-name="P33">Faça um programa que faça 5 perguntas para uma pessoa sobre um crime. As perguntas são:</text:p>
        </text:list-item>
      </text:list>
      <text:list text:style-name="LFO3" text:continue-numbering="true">
        <text:list-item>
          <text:p text:style-name="P34">"Telefonou para a vítima?"</text:p>
        </text:list-item>
        <text:list-item>
          <text:p text:style-name="P35">"Esteve no local do crime?"</text:p>
        </text:list-item>
        <text:list-item>
          <text:p text:style-name="P36">"Mora perto da vítima?"</text:p>
        </text:list-item>
        <text:list-item>
          <text:p text:style-name="P37">"Devia para a vítima?"</text:p>
        </text:list-item>
      </text:list>
      <text:p text:style-name="P38">"Já trabalhou com a vítima?" 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/text:p>
      <text:p text:style-name="P39"/>
      <text:list text:style-name="LFO2" text:continue-numbering="true">
        <text:list-item>
          <text:p text:style-name="P40">Um posto está vendendo combustíveis com a seguinte tabela de descontos:</text:p>
        </text:list-item>
      </text:list>
      <text:list text:style-name="LFO4" text:continue-numbering="true">
        <text:list-item>
          <text:p text:style-name="P41">Álcool:</text:p>
        </text:list-item>
        <text:list-item>
          <text:p text:style-name="P42">até 20 litros,<text:s/>desconto de 3% por litro</text:p>
        </text:list-item>
        <text:list-item>
          <text:p text:style-name="P43">acima de 20 litros, desconto de 5% por litro</text:p>
        </text:list-item>
        <text:list-item>
          <text:p text:style-name="P44">Gasolina:</text:p>
        </text:list-item>
        <text:list-item>
          <text:p text:style-name="P45">até 20 litros, desconto de 4% por litro</text:p>
        </text:list-item>
        <text:list-item>
          <text:p text:style-name="P46">acima de 20 litros, desconto de 6% por litro Escreva um algoritmo que leia o número de litros vendidos, o tipo de combustível (codificado da seguinte forma: A-álcool, G-gasolina), calcule e imprima o valor a ser pago pelo cliente sabendo-se que o preço do litro da gasolina é R$ 2,50 o preço do litro do álcool é R$ 1,90.</text:p>
        </text:list-item>
      </text:list>
      <text:p text:style-name="ParágrafodaLista"/>
      <text:list text:style-name="LFO2" text:continue-numbering="true">
        <text:list-item>
          <text:p text:style-name="P47">O Hipermercado Tabajara está com uma promoção de carnes que é imperdível. Confira:</text:p>
        </text:list-item>
      </text:list>
      <text:p text:style-name="P48"/>
      <text:list text:style-name="LFO5" text:continue-numbering="true">
        <text:list-item>
          <text:p text:style-name="P49"><text:s text:c="22"/>Até 5 Kg <text:s text:c="10"/>Acima de 5 Kg</text:p>
        </text:list-item>
        <text:list-item>
          <text:p text:style-name="P50">File Duplo <text:s text:c="5"/>R$ 4,90 por Kg <text:s text:c="9"/>R$ 5,80 por Kg</text:p>
        </text:list-item>
        <text:list-item>
          <text:p text:style-name="P51">Alcatra <text:s text:c="8"/>R$ 5,90 por Kg <text:s text:c="9"/>R$ 6,80 por Kg</text:p>
        </text:list-item>
        <text:list-item>
          <text:p text:style-name="P52">Picanha <text:s text:c="8"/>R$ 6,90 por Kg <text:s text:c="9"/>R$ 7,80 por Kg</text:p>
        </text:list-item>
      </text:list>
      <text:p text:style-name="Normal">Para atender a<text:s/>todos os clientes, cada cliente poderá levar apenas um dos tipos de carne da promoção, porém não há limites para a quantidade de carne por cliente. Se compra for feita no cartão Tabajara o cliente receberá ainda um desconto de 5% sobre o total da compra. Escreva um programa que peça o tipo e a quantidade de carne comprada pelo usuário e gere um cupom fiscal, contendo as informações da compra: tipo e quantidade de carne, preço total, tipo de pagamento, valor do desconto e valor a pagar.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rciso junior</dc:creator>
    <meta:creation-date>2019-11-29T08:46:00Z</meta:creation-date>
    <dc:date>2019-11-29T17:25:00Z</dc:date>
    <meta:template xlink:href="Normal" xlink:type="simple"/>
    <meta:editing-cycles>4</meta:editing-cycles>
    <meta:editing-duration>PT5580S</meta:editing-duration>
    <meta:document-statistic meta:page-count="2" meta:paragraph-count="9" meta:word-count="707" meta:character-count="4520" meta:row-count="31" meta:non-whitespace-character-count="3822"/>
  </office:meta>
</office:document-meta>
</file>